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61bc" officeooo:paragraph-rsid="000f44b6"/>
    </style:style>
    <style:style style:name="P2" style:family="paragraph" style:parent-style-name="Standard" style:list-style-name="L1">
      <style:text-properties officeooo:rsid="000f44b6" officeooo:paragraph-rsid="000f44b6"/>
    </style:style>
    <style:style style:name="P3" style:family="paragraph" style:parent-style-name="Standard" style:list-style-name="L2">
      <style:text-properties officeooo:rsid="000d61bc" officeooo:paragraph-rsid="000d61bc"/>
    </style:style>
    <style:style style:name="P4" style:family="paragraph" style:parent-style-name="Standard" style:list-style-name="L3">
      <style:text-properties officeooo:rsid="000d61bc" officeooo:paragraph-rsid="000d61bc"/>
    </style:style>
    <style:style style:name="P5" style:family="paragraph" style:parent-style-name="Standard" style:list-style-name="L5">
      <style:text-properties officeooo:rsid="000d61bc" officeooo:paragraph-rsid="000d61bc"/>
    </style:style>
    <style:style style:name="P6" style:family="paragraph" style:parent-style-name="Standard" style:list-style-name="L6">
      <style:text-properties officeooo:rsid="000d61bc" officeooo:paragraph-rsid="000d61bc"/>
    </style:style>
    <style:style style:name="P7" style:family="paragraph" style:parent-style-name="Standard" style:list-style-name="L4">
      <style:text-properties officeooo:paragraph-rsid="000d61bc"/>
    </style:style>
    <style:style style:name="P8" style:family="paragraph" style:parent-style-name="Text_20_body" style:list-style-name="L7">
      <style:text-properties officeooo:paragraph-rsid="000f44b6"/>
    </style:style>
    <style:style style:name="P9" style:family="paragraph" style:parent-style-name="Text_20_body" style:list-style-name="L8">
      <style:text-properties officeooo:paragraph-rsid="00104e9d"/>
    </style:style>
    <style:style style:name="P10" style:family="paragraph" style:parent-style-name="Text_20_body" style:list-style-name="L8">
      <style:text-properties officeooo:rsid="000f44b6" officeooo:paragraph-rsid="000f44b6"/>
    </style:style>
    <style:style style:name="T1" style:family="text">
      <style:text-properties fo:font-weight="bold" style:font-weight-asian="bold" style:font-weight-complex="bold"/>
    </style:style>
    <style:style style:name="T2" style:family="text">
      <style:text-properties fo:font-weight="bold" officeooo:rsid="000f44b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61bc" style:font-weight-asian="normal" style:font-weight-complex="normal"/>
    </style:style>
    <style:style style:name="T5" style:family="text">
      <style:text-properties fo:font-weight="normal" officeooo:rsid="000f44b6" style:font-weight-asian="normal" style:font-weight-complex="normal"/>
    </style:style>
    <style:style style:name="T6" style:family="text">
      <style:text-properties fo:font-weight="normal" officeooo:rsid="00103011" style:font-weight-asian="normal" style:font-weight-complex="normal"/>
    </style:style>
    <style:style style:name="T7" style:family="text">
      <style:text-properties fo:font-weight="normal" officeooo:rsid="00104e9d" style:font-weight-asian="normal" style:font-weight-complex="normal"/>
    </style:style>
    <style:style style:name="T8" style:family="text">
      <style:text-properties officeooo:rsid="000f44b6"/>
    </style:style>
    <style:style style:name="T9" style:family="text">
      <style:text-properties officeooo:rsid="00103011"/>
    </style:style>
    <style:style style:name="T10" style:family="text">
      <style:text-properties officeooo:rsid="001238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Problems (9-24-2014)</text:p>
      <text:list xml:id="list2659845970420366186" text:style-name="L1">
        <text:list-item>
          <text:p text:style-name="P2">Any programs that require input will read input using the standard input method of your language.<text:line-break/><text:tab/>ie. Python – input or raw_input, C++ - std::cin</text:p>
        </text:list-item>
        <text:list-item>
          <text:p text:style-name="P2">Any output should be printed to your language's standard output.<text:line-break/><text:tab/>ie. Python – print, C++ - std::cout<text:line-break/><text:tab/><text:line-break/></text:p>
        </text:list-item>
      </text:list>
      <text:list xml:id="list2140994735921509077" text:style-name="L2">
        <text:list-item>
          <text:p text:style-name="P3">Binary Disaster! <text:span text:style-name="T9">(20 Points)</text:span></text:p>
        </text:list-item>
      </text:list>
      <text:list xml:id="list3391543876854586109" text:style-name="L3">
        <text:list-item>
          <text:p text:style-name="P4">While surfing the Internet, your friend Joe ended up with a virus that only displays numbers in his web browser as their binary representation. Your friend totally overwhelmed and sick of translating numbers from binary to base ten has asked you to write a program to convert the numbers from binary to base ten for him.<text:line-break/><text:line-break/><text:span text:style-name="T1">Input:</text:span><text:line-break/>A 8-bit string of 0's and 1's.<text:line-break/><text:span text:style-name="T1">Output:<text:line-break/></text:span><text:span text:style-name="T3">The base 10 representation of the number between 0 and 255 inclusive.<text:line-break/><text:line-break/></text:span><text:span text:style-name="T1">Sample:<text:line-break/></text:span><text:span text:style-name="T3">Input: 00100110<text:line-break/>Output: 38<text:line-break/></text:span></text:p>
        </text:list-item>
      </text:list>
      <text:list xml:id="list7127318048367625583" text:style-name="L4">
        <text:list-item>
          <text:p text:style-name="P7"><text:span text:style-name="T4">Joe's Dilemma. </text:span><text:span text:style-name="T6">(20 Points)</text:span></text:p>
        </text:list-item>
      </text:list>
      <text:list xml:id="list3477168064080631585" text:style-name="L5">
        <text:list-item>
          <text:p text:style-name="P5"><text:span text:style-name="T3">After writing a binary conversion program for Joe, Joe has grown distrustful and now wants you to write a program that converts from base ten to binary so that he can verify that your program “actually works”.<text:line-break/><text:line-break/></text:span><text:span text:style-name="T1">Input:</text:span><text:span text:style-name="T3"><text:line-break/>An unsigned integer between 0 and 255 inclusive.<text:line-break/></text:span><text:span text:style-name="T1">Output:<text:line-break/></text:span><text:span text:style-name="T3">The 8-bit binary representation of the base ten integer.<text:line-break/><text:line-break/></text:span><text:span text:style-name="T1">Sample:<text:line-break/></text:span><text:span text:style-name="T3">Input: 219<text:line-break/>Output: 11011011<text:line-break/></text:span></text:p>
        </text:list-item>
      </text:list>
      <text:list xml:id="list3174606506150162334" text:style-name="L6">
        <text:list-item>
          <text:p text:style-name="P6"><text:span text:style-name="T3">Multiples of 3 and 5. </text:span><text:span text:style-name="T6">(5 Points)</text:span></text:p>
        </text:list-item>
      </text:list>
      <text:list xml:id="list8492143862714806960" text:style-name="L7">
        <text:list-item>
          <text:p text:style-name="P8">If we list all the natural numbers below 10 that are multiples of 3 or 5, we get 3, 5, 6 and 9. The sum of these multiples is 23.<text:line-break/><text:line-break/><text:span text:style-name="T2">Output:</text:span><text:line-break/>Find the sum of all the multiples of 3 or 5 below 1000<text:line-break/><text:line-break/><text:line-break/></text:p>
        </text:list-item>
      </text:list>
      <text:list xml:id="list3181324306953252563" text:style-name="L8">
        <text:list-item>
          <text:p text:style-name="P10"><text:soft-page-break/><text:span text:style-name="T10">Bad Children</text:span> (10 Points)</text:p>
          <text:list>
            <text:list-item>
              <text:p text:style-name="P9"><text:span text:style-name="T8">Your friend Bill has been having trouble with his children and decided he wants his computer to only greet a user if their name starts with the letter 'b' or the letter 'h' (His wife's name is Helen) that way his kids will feel unwelcome and not use the computer so much. Bill has hired you to write this program for him.<text:line-break/><text:line-break/></text:span><text:span text:style-name="T2">Input:<text:line-break/></text:span><text:span text:style-name="T5">A name (no longer than 10 characters).<text:line-break/></text:span><text:span text:style-name="T2">Output:</text:span><text:span text:style-name="T5"><text:line-break/>if the name starts with a 'B' or an 'H' print:<text:line-break/><text:tab/>“Hello {insert name}, </text:span><text:span text:style-name="T7">W</text:span><text:span text:style-name="T5">elcome to Awesome Land Operating System!”<text:line-break/>else:<text:line-break/><text:tab/>“You should not be in Awesome Land!”<text:line-break/><text:line-break/></text:span><text:span text:style-name="T2">Sample:<text:line-break/></text:span><text:span text:style-name="T5">Input: Lester<text:line-break/>Output: You should not be in Awesome Land!”</text:span><text:span text:style-name="T8"><text:line-break/><text:line-break/></text:span><text:line-break/><text:span text:style-name="T4"><text:line-brea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0:05:19.651650172</meta:creation-date>
    <dc:date>2014-09-22T10:51:47.229814511</dc:date>
    <meta:editing-duration>PT9M12S</meta:editing-duration>
    <meta:editing-cycles>4</meta:editing-cycles>
    <meta:generator>LibreOffice/4.2.6.3$Linux_X86_64 LibreOffice_project/420m0$Build-3</meta:generator>
    <meta:document-statistic meta:table-count="0" meta:image-count="0" meta:object-count="0" meta:page-count="2" meta:paragraph-count="11" meta:word-count="369" meta:character-count="2050" meta:non-whitespace-character-count="1677"/>
  </office:meta>
</office:document-meta>
</file>